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6.55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calculation-settings table:null-year="194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Radius (m)</text:p>
          </table:table-cell>
          <table:table-cell table:style-name="ce1" office:value-type="string" calcext:value-type="string">
            <text:p>Comfort factor (ratio)</text:p>
          </table:table-cell>
          <table:table-cell table:style-name="ce1" office:value-type="string" calcext:value-type="string">
            <text:p>Superelevation (m)</text:p>
          </table:table-cell>
          <table:table-cell table:style-name="ce1" office:value-type="string" calcext:value-type="string">
            <text:p>Gauge (m)</text:p>
          </table:table-cell>
          <table:table-cell table:style-name="ce3" office:value-type="string" calcext:value-type="string">
            <text:p>Speed (km/h)</text:p>
          </table:table-cell>
          <table:table-cell table:style-name="ce3" office:value-type="string" calcext:value-type="string">
            <text:p>Speed (mph)</text:p>
          </table:table-cell>
        </table:table-row>
        <table:table-row table:style-name="ro1">
          <table:table-cell table:style-name="ce2" table:formula="of:=125/2" office:value-type="float" office:value="62.5" calcext:value-type="float">
            <text:p>62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table:formula="of:=SQRT((((1435/[.D2])*87)*[.A2])*([.C2]+[.B2]))" office:value-type="float" office:value="23.3265767762957" calcext:value-type="float">
            <text:p>23</text:p>
          </table:table-cell>
          <table:table-cell table:formula="of:=[.E2]/1.6" office:value-type="float" office:value="14.5791104851848" calcext:value-type="float">
            <text:p>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3])*87)*[.A3])*([.C3]+[.B3]))" office:value-type="float" office:value="32.9772648956823" calcext:value-type="float">
            <text:p>33</text:p>
          </table:table-cell>
          <table:table-cell table:formula="of:=[.E3]/1.6" office:value-type="float" office:value="20.6107905598014" calcext:value-type="float">
            <text:p>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4])*87)*[.A4])*([.C4]+[.B4]))" office:value-type="float" office:value="36.1247837363769" calcext:value-type="float">
            <text:p>36</text:p>
          </table:table-cell>
          <table:table-cell table:formula="of:=[.E4]/1.6" office:value-type="float" office:value="22.5779898352356" calcext:value-type="float">
            <text:p>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5])*87)*[.A5])*([.C5]+[.B5]))" office:value-type="float" office:value="41.7133072292284" calcext:value-type="float">
            <text:p>42</text:p>
          </table:table-cell>
          <table:table-cell table:formula="of:=[.E5]/1.6" office:value-type="float" office:value="26.0708170182678" calcext:value-type="float">
            <text:p>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6])*87)*[.A6])*([.C6]+[.B6]))" office:value-type="float" office:value="46.6368952654441" calcext:value-type="float">
            <text:p>47</text:p>
          </table:table-cell>
          <table:table-cell table:formula="of:=[.E6]/1.6" office:value-type="float" office:value="29.1480595409025" calcext:value-type="float">
            <text:p>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7])*87)*[.A7])*([.C7]+[.B7]))" office:value-type="float" office:value="51.0881590977792" calcext:value-type="float">
            <text:p>51</text:p>
          </table:table-cell>
          <table:table-cell table:formula="of:=[.E7]/1.6" office:value-type="float" office:value="31.930099436112" calcext:value-type="float">
            <text:p>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8])*87)*[.A8])*([.C8]+[.B8]))" office:value-type="float" office:value="58.9915248150105" calcext:value-type="float">
            <text:p>59</text:p>
          </table:table-cell>
          <table:table-cell table:formula="of:=[.E8]/1.6" office:value-type="float" office:value="36.8697030093816" calcext:value-type="float">
            <text:p>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9])*87)*[.A9])*([.C9]+[.B9]))" office:value-type="float" office:value="65.9545297913646" calcext:value-type="float">
            <text:p>66</text:p>
          </table:table-cell>
          <table:table-cell table:formula="of:=[.E9]/1.6" office:value-type="float" office:value="41.2215811196029" calcext:value-type="float">
            <text:p>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0])*87)*[.A10])*([.C10]+[.B10]))" office:value-type="float" office:value="93.2737905308882" calcext:value-type="float">
            <text:p>93</text:p>
          </table:table-cell>
          <table:table-cell table:formula="of:=[.E10]/1.6" office:value-type="float" office:value="58.2961190818051" calcext:value-type="float">
            <text:p>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1])*87)*[.A11])*([.C11]+[.B11]))" office:value-type="float" office:value="114.236596587959" calcext:value-type="float">
            <text:p>114</text:p>
          </table:table-cell>
          <table:table-cell table:formula="of:=[.E11]/1.6" office:value-type="float" office:value="71.3978728674741" calcext:value-type="float">
            <text:p>7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2])*87)*[.A12])*([.C12]+[.B12]))" office:value-type="float" office:value="123.389626792531" calcext:value-type="float">
            <text:p>123</text:p>
          </table:table-cell>
          <table:table-cell table:formula="of:=[.E12]/1.6" office:value-type="float" office:value="77.1185167453317" calcext:value-type="float">
            <text:p>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3])*87)*[.A13])*([.C13]+[.B13]))" office:value-type="float" office:value="131.909059582729" calcext:value-type="float">
            <text:p>132</text:p>
          </table:table-cell>
          <table:table-cell table:formula="of:=[.E13]/1.6" office:value-type="float" office:value="82.4431622392057" calcext:value-type="float">
            <text:p>8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4])*87)*[.A14])*([.C14]+[.B14]))" office:value-type="float" office:value="119.993749837231" calcext:value-type="float">
            <text:p>120</text:p>
          </table:table-cell>
          <table:table-cell table:formula="of:=[.E14]/1.6" office:value-type="float" office:value="74.9960936482694" calcext:value-type="float">
            <text:p>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5])*87)*[.A15])*([.C15]+[.B15]))" office:value-type="float" office:value="161.554944214035" calcext:value-type="float">
            <text:p>162</text:p>
          </table:table-cell>
          <table:table-cell table:formula="of:=[.E15]/1.6" office:value-type="float" office:value="100.971840133772" calcext:value-type="float">
            <text:p>1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6])*87)*[.A16])*([.C16]+[.B16]))" office:value-type="float" office:value="263.818119165458" calcext:value-type="float">
            <text:p>264</text:p>
          </table:table-cell>
          <table:table-cell table:formula="of:=[.E16]/1.6" office:value-type="float" office:value="164.886324478411" calcext:value-type="float">
            <text:p>16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7])*87)*[.A17])*([.C17]+[.B17]))" office:value-type="float" office:value="373.095162123553" calcext:value-type="float">
            <text:p>373</text:p>
          </table:table-cell>
          <table:table-cell table:formula="of:=[.E17]/1.6" office:value-type="float" office:value="233.18447632722" calcext:value-type="float">
            <text:p>23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8])*87)*[.A18])*([.C18]+[.B18]))" office:value-type="float" office:value="456.946386351835" calcext:value-type="float">
            <text:p>457</text:p>
          </table:table-cell>
          <table:table-cell table:formula="of:=[.E18]/1.6" office:value-type="float" office:value="285.591491469897" calcext:value-type="float">
            <text:p>286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00:57:57.8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9T17:38:24.510000000</meta:creation-date>
    <dc:date>2017-04-29T18:24:11.420000000</dc:date>
    <dc:creator>James Petts</dc:creator>
    <meta:editing-duration>P10DT18H34M38S</meta:editing-duration>
    <meta:editing-cycles>21</meta:editing-cycles>
    <meta:generator>LibreOffice/5.1.5.2$Windows_x86 LibreOffice_project/7a864d8825610a8c07cfc3bc01dd4fce6a9447e5</meta:generator>
    <meta:document-statistic meta:table-count="1" meta:cell-count="108" meta:object-count="0"/>
  </office:meta>
</office:document-meta>
</file>